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21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697.512437810947" office:value-type="float"/>
          <table:table-cell table:style-name="acquired_lot_note_fiat" office:value="117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937.5124378109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98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98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702.487562189053" office:value-type="float"/>
          <table:table-cell table:style-name="acquired_lot_note_fiat" office:value="1555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149.48756218905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3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3000000 of 2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9975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7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3: 8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8.00000000 of 8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5000.0" office:value-type="float"/>
          <table:table-cell table:style-name="acquired_lot_note_fiat" office:value="40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17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85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5.00000000 of 1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12484.375" office:value-type="float"/>
          <table:table-cell table:style-name="acquired_lot_note_fiat" office:value="250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40.62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5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5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8</text:p>
          </table:table-cell>
          <table:table-cell table:style-name="taxable_event_note_fiat" office:value="7490.625" office:value-type="float"/>
          <table:table-cell table:style-name="acquired_lot_note_fiat" office:value="12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4509.37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3: 3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3.00000000 of 8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8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03/2019</text:p>
          </table:table-cell>
          <table:table-cell table:style-name="taxable_event_note_fiat" office:value="275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25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3: 1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1: 1.00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9-04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6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21000.0" office:value-type="float"/>
          <table:table-cell table:style-name="acquired_lot_note_fiat" office:value="2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300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3/3: 6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6.00000000 of 15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LONG</text:p>
          </table:table-cell>
          <table:table-cell office:value-type="string" table:style-name="taxable_event_note_default">
            <text:p>2019-09-03 11:23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9/03/2019</text:p>
          </table:table-cell>
          <table:table-cell table:style-name="taxable_event_note_fiat" office:value="31500.0" office:value-type="float"/>
          <table:table-cell table:style-name="acquired_lot_note_fiat" office:value="27027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473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9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9.00000000 of 15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9-03 11:23:00+00:00</text:p>
          </table:table-cell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2.00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5597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17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4: 1.79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79000000 of 3.79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500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9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3: 5.0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5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6/03/2018</text:p>
          </table:table-cell>
          <table:table-cell table:style-name="taxable_event_note_border_default" office:value-type="string">
            <text:p>07/03/2018</text:p>
          </table:table-cell>
          <table:table-cell table:style-name="taxable_event_note_border_fiat" office:value="7500.0" office:value-type="float"/>
          <table:table-cell table:style-name="acquired_lot_note_border_fiat" office:value="25025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7525.0" office:value-type="float"/>
          <table:table-cell table:style-name="taxable_event_note_border_default" office:value-type="string">
            <text:p>OUT / DONATE</text:p>
          </table:table-cell>
          <table:table-cell table:style-name="acquired_lot_note_border_default" office:value-type="string">
            <text:p>1/2: 5.00000000 of 10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5.00000000 of 5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8-07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64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7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2500.0" office:value-type="float"/>
          <table:table-cell table:style-name="acquired_lot_note_fiat" office:value="1501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485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5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5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8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3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3: 3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3.00000000 of 9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0.0" office:value-type="float"/>
          <table:table-cell table:style-name="acquired_lot_note_fiat" office:value="5005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5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10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0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6/03/2018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5500.0" office:value-type="float"/>
          <table:table-cell table:style-name="acquired_lot_note_fiat" office:value="100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499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3/3: 1.0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1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500.0" office:value-type="float"/>
          <table:table-cell table:style-name="acquired_lot_note_fiat" office:value="3003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7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1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8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36000.0" office:value-type="float"/>
          <table:table-cell table:style-name="acquired_lot_note_fiat" office:value="1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8.00000000 of 10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8.00000000 of 9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8/03/2019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11000.0" office:value-type="float"/>
          <table:table-cell table:style-name="acquired_lot_note_fiat" office:value="40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7000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2/2: 2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2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9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6/03/2020</text:p>
          </table:table-cell>
          <table:table-cell table:style-name="taxable_event_note_default" office:value-type="string">
            <text:p>07/11/2020</text:p>
          </table:table-cell>
          <table:table-cell table:style-name="taxable_event_note_fiat" office:value="49500.0" office:value-type="float"/>
          <table:table-cell table:style-name="acquired_lot_note_fiat" office:value="9009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0491.0" office:value-type="float"/>
          <table:table-cell table:style-name="taxable_event_note_default" office:value-type="string">
            <text:p>OUT / GIFT</text:p>
          </table:table-cell>
          <table:table-cell office:value-type="string" table:style-name="acquired_lot_note_default">
            <text:p>1/1: 9.00000000 of 10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9.00000000 of 1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7-11 07:1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36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4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0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8/03/2019</text:p>
          </table:table-cell>
          <table:table-cell table:style-name="taxable_event_note_fiat" office:value="20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0.00000000 of 10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8-03 11:23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2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8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2000000 of 3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1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26T21:58:26.317282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